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5" style:family="paragraph" style:parent-style-name="Table_20_Contents">
      <style:text-properties officeooo:rsid="003dc3a6" officeooo:paragraph-rsid="003dc3a6"/>
    </style:style>
    <style:style style:name="P16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7" style:family="paragraph" style:parent-style-name="Table_20_Contents">
      <style:text-properties officeooo:rsid="003e6aee" officeooo:paragraph-rsid="003e6aee"/>
    </style:style>
    <style:style style:name="P18" style:family="paragraph" style:parent-style-name="Table_20_Contents">
      <style:text-properties officeooo:rsid="003ead6c" officeooo:paragraph-rsid="003ead6c"/>
    </style:style>
    <style:style style:name="P19" style:family="paragraph" style:parent-style-name="Table_20_Contents">
      <style:text-properties officeooo:rsid="00403451" officeooo:paragraph-rsid="00403451"/>
    </style:style>
    <style:style style:name="P2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3" style:family="paragraph" style:parent-style-name="Standard">
      <style:text-properties officeooo:paragraph-rsid="001c2594"/>
    </style:style>
    <style:style style:name="P24" style:family="paragraph" style:parent-style-name="Standard">
      <style:text-properties officeooo:rsid="002453de" officeooo:paragraph-rsid="002453de"/>
    </style:style>
    <style:style style:name="P25" style:family="paragraph" style:parent-style-name="Standard">
      <style:text-properties officeooo:rsid="002a022a" officeooo:paragraph-rsid="002a022a"/>
    </style:style>
    <style:style style:name="P2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Heading_20_2" style:list-style-name="">
      <style:paragraph-properties fo:orphans="2" fo:widows="2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3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35" style:family="paragraph" style:parent-style-name="Standard" style:list-style-name="L5"/>
    <style:style style:name="P36" style:family="paragraph" style:parent-style-name="Standard" style:list-style-name="L5">
      <style:text-properties style:font-name="Times New Roman1"/>
    </style:style>
    <style:style style:name="P37" style:family="paragraph" style:parent-style-name="Standard" style:master-page-name="StdPortrait">
      <style:paragraph-properties style:page-number="auto"/>
    </style:style>
    <style:style style:name="P38" style:family="paragraph" style:parent-style-name="Heading_20_1">
      <style:text-properties officeooo:rsid="002a022a" officeooo:paragraph-rsid="002a022a"/>
    </style:style>
    <style:style style:name="P39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0" style:family="paragraph" style:parent-style-name="Heading_20_1" style:master-page-name="First_20_Page">
      <style:paragraph-properties style:page-number="auto"/>
    </style:style>
    <style:style style:name="P41" style:family="paragraph" style:parent-style-name="Heading_20_1">
      <style:paragraph-properties fo:break-before="page"/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3a0848"/>
    </style:style>
    <style:style style:name="T2" style:family="text">
      <style:text-properties officeooo:rsid="003e6aee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f173a" style:font-size-asian="8pt" style:font-size-complex="8pt"/>
    </style:style>
    <style:style style:name="T6" style:family="text">
      <style:text-properties fo:font-size="8pt" officeooo:rsid="0032d21d" style:font-size-asian="8pt" style:font-size-complex="8pt"/>
    </style:style>
    <style:style style:name="T7" style:family="text">
      <style:text-properties fo:font-size="8pt" officeooo:rsid="0032d21d" style:font-size-asian="8pt"/>
    </style:style>
    <style:style style:name="T8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ize="9pt" style:font-size-asian="9pt"/>
    </style:style>
    <style:style style:name="T11" style:family="text">
      <style:text-properties officeooo:rsid="003a0848"/>
    </style:style>
    <style:style style:name="T12" style:family="text">
      <style:text-properties officeooo:rsid="003e6aee"/>
    </style:style>
    <style:style style:name="T13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4" style:family="text">
      <style:text-properties officeooo:rsid="002c7ff0"/>
    </style:style>
    <style:style style:name="T15" style:family="text">
      <style:text-properties officeooo:rsid="00218c75"/>
    </style:style>
    <style:style style:name="T16" style:family="text">
      <style:text-properties officeooo:rsid="002268db"/>
    </style:style>
    <style:style style:name="T17" style:family="text">
      <style:text-properties officeooo:rsid="002453de"/>
    </style:style>
    <style:style style:name="T18" style:family="text">
      <style:text-properties officeooo:rsid="0025e5ae"/>
    </style:style>
    <style:style style:name="T19" style:family="text">
      <style:text-properties officeooo:rsid="002a022a"/>
    </style:style>
    <style:style style:name="T20" style:family="text">
      <style:text-properties officeooo:rsid="002be2f4"/>
    </style:style>
    <style:style style:name="T21" style:family="text">
      <style:text-properties officeooo:rsid="0031a059"/>
    </style:style>
    <style:style style:name="T22" style:family="text">
      <style:text-properties officeooo:rsid="0034e515"/>
    </style:style>
    <style:style style:name="T23" style:family="text">
      <style:text-properties officeooo:rsid="003971c4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Ubuntu" fo:font-size="10pt" fo:language="en" fo:country="US" style:language-asian="zxx" style:country-asian="none" style:language-complex="zxx" style:country-complex="none"/>
    </style:style>
    <style:style style:name="T2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8893984" text:id="ct98893984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75300000" text:id="ct75300000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93152816" text:id="ct9315281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1638192" text:id="ct9163819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2161840" text:id="ct92161840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72389616" text:id="ct7238961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3318272" text:id="ct9331827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3246864" text:id="ct9324686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03402064" text:id="ct10340206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6598016" text:id="ct96598016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58106096" text:id="ct58106096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70185072" text:id="ct7018507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70132512" text:id="ct7013251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2994672" text:id="ct9299467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68454592" text:id="ct6845459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66157312" text:id="ct6615731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65990512" text:id="ct65990512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98056448" text:id="ct98056448">
          <text:deletion>
            <office:change-info>
              <dc:creator>Stuart Baker</dc:creator>
              <dc:date>2015-10-17T17:15:00</dc:date>
            </office:change-info>
            <text:p text:style-name="Table_20_Contents"><text:span text:style-name="T1">d</text:span></text:p>
          </text:deletion>
        </text:changed-region>
        <text:changed-region xml:id="ct73084112" text:id="ct73084112">
          <text:insertion>
            <office:change-info>
              <dc:creator>Stuart Baker</dc:creator>
              <dc:date>2016-01-24T12:20:00</dc:date>
            </office:change-info>
          </text:insertion>
        </text:changed-region>
        <text:changed-region xml:id="ct93535872" text:id="ct93535872">
          <text:deletion>
            <office:change-info>
              <dc:creator>Stuart Baker</dc:creator>
              <dc:date>2016-01-24T12:19:00</dc:date>
            </office:change-info>
            <text:p text:style-name="Table_20_Contents"><text:span text:style-name="T2">rain Control</text:span></text:p>
          </text:deletion>
        </text:changed-region>
        <text:changed-region xml:id="ct67504176" text:id="ct67504176">
          <text:deletion>
            <office:change-info>
              <dc:creator>Stuart Baker</dc:creator>
              <dc:date>2016-01-24T12:13:00</dc:date>
            </office:change-info>
            <text:p text:style-name="Table_20_Contents"><text:span text:style-name="T2">t</text:span></text:p>
          </text:deletion>
        </text:changed-region>
        <text:changed-region xml:id="ct93999440" text:id="ct93999440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88124864" text:id="ct88124864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51023984" text:id="ct51023984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93260624" text:id="ct9326062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69505904" text:id="ct6950590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1630704" text:id="ct7163070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90699728" text:id="ct9069972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97398608" text:id="ct9739860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89521120" text:id="ct89521120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4235328" text:id="ct74235328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07311888" text:id="ct107311888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50554592" text:id="ct50554592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68359120" text:id="ct68359120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99784848" text:id="ct99784848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51461424" text:id="ct51461424">
          <text:insertion>
            <office:change-info>
              <dc:creator>David P Harris</dc:creator>
              <dc:date>2015-10-17T18:00:00</dc:date>
            </office:change-info>
          </text:insertion>
        </text:changed-region>
        <text:changed-region xml:id="ct67911664" text:id="ct67911664">
          <text:insertion>
            <office:change-info>
              <dc:creator>Stuart Baker</dc:creator>
              <dc:date>2015-10-18T00:13:00</dc:date>
            </office:change-info>
          </text:insertion>
        </text:changed-region>
        <text:changed-region xml:id="ct67162032" text:id="ct6716203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88758768" text:id="ct88758768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99103904" text:id="ct99103904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81827136" text:id="ct81827136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6956496" text:id="ct76956496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4956608" text:id="ct74956608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68306848" text:id="ct68306848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Introduction (Informative)</text:h>
      <text:p text:style-name="Standard">This <text:span text:style-name="T18">s</text:span><text:span text:style-name="T9">tandard</text:span> describes the format and allocation of OpenLCB <text:span text:style-name="T15">E</text:span>vent <text:span text:style-name="T15">I</text:span>dentifiers (<text:span text:style-name="T15">E</text:span>vent IDs). It is not specific to any wire protocol.</text:p>
      <text:h text:style-name="P38" text:outline-level="1">Intended use (Informative)</text:h>
      <text:p text:style-name="P25">This standard defines the fo<text:span text:style-name="T20">r</text:span>mat and allocation of Event Identifiers. <text:s/>Event Identifiers are typically used with the Event Transport protocol <text:span text:style-name="T20">and are globally unique.</text:span></text:p>
      <text:h text:style-name="Heading_20_1" text:outline-level="1">References and Context <text:span text:style-name="T19">(Normative</text:span>)</text:h>
      <text:p text:style-name="Standard">This S<text:span text:style-name="T9">tandard</text:span> is in the context of the following OpenLCB Standards:</text:p>
      <text:list xml:id="list8143595408055273530" text:style-name="L5">
        <text:list-item>
          <text:p text:style-name="P36">The Message Network Standard, which <text:span text:style-name="T13">defines the basic messages and how they interact. Higher-level protocols are based on this message network, but are defined elsewhere.</text:span></text:p>
        </text:list-item>
        <text:list-item>
          <text:p text:style-name="P35">The Event Transport Standard, which defines the protocol for transporting events.</text:p>
        </text:list-item>
        <text:list-item>
          <text:p text:style-name="P35">The Unique Identifiers Standard w<text:span text:style-name="T21">hi</text:span>ch defines the format and allocation of unique 48-bit identifiers.</text:p>
        </text:list-item>
      </text:list>
      <text:h text:style-name="Heading_20_1" text:outline-level="1">Format<text:change-start text:change-id="ct98893984"/> <text:span text:style-name="T22">(Normative)</text:span><text:change-end text:change-id="ct98893984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3">The order of bytes in an OpenLCB <text:span text:style-name="T16">E</text:span>vent I<text:span text:style-name="T16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4">Within the tables below, byte 1 is considered the most-significant byte, while byte 8 is considered the least significant byte.</text:span></text:p>
      <text:h text:style-name="P39" text:outline-level="1"/>
      <text:h text:style-name="P41" text:outline-level="1">Allocation<text:change-start text:change-id="ct75300000"/> <text:span text:style-name="T22">(Normative)</text:span><text:change-end text:change-id="ct7530000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0" text:outline-level="2">Well-Known Automatically-Routed</text:h>
      <text:p text:style-name="P24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<text:change-start text:change-id="ct93152816"/>*<text:change-end text:change-id="ct93152816"/></text:p>
            </table:table-cell>
            <table:table-cell table:style-name="Table2.H12" office:value-type="string">
              <text:p text:style-name="P12"><text:change-start text:change-id="ct91638192"/>*<text:change-end text:change-id="ct91638192"/></text:p>
            </table:table-cell>
            <table:table-cell table:style-name="Table2.H12" office:value-type="string">
              <text:p text:style-name="P12"><text:change-start text:change-id="ct92161840"/>*<text:change-end text:change-id="ct92161840"/></text:p>
            </table:table-cell>
            <table:table-cell table:style-name="Table2.H12" office:value-type="string">
              <text:p text:style-name="P12"><text:change-start text:change-id="ct72389616"/>*<text:change-end text:change-id="ct72389616"/></text:p>
            </table:table-cell>
            <table:table-cell table:style-name="Table2.H12" office:value-type="string">
              <text:p text:style-name="P12"><text:change-start text:change-id="ct93318272"/>*<text:change-end text:change-id="ct93318272"/></text:p>
            </table:table-cell>
            <table:table-cell table:style-name="Table2.H12" office:value-type="string">
              <text:p text:style-name="P12"><text:change-start text:change-id="ct93246864"/>*<text:change-end text:change-id="ct93246864"/></text:p>
            </table:table-cell>
            <table:table-cell table:style-name="Table2.I12" office:value-type="string">
              <text:p text:style-name="P19"><text:change-start text:change-id="ct103402064"/>Well-Known Automatically-Routed Event Identifiers<text:change-end text:change-id="ct103402064"/>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29" text:outline-level="2"/>
      <text:h text:style-name="P30" text:outline-level="2">Well-Known</text:h>
      <text:p text:style-name="Standard">The following <text:span text:style-name="T17">E</text:span>vent <text:span text:style-name="T17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32">01</text:p>
              <text:p text:style-name="P26"/>
              <text:p text:style-name="P12"/>
            </table:table-cell>
            <table:table-cell table:style-name="Table4.B14" table:number-rows-spanned="12" office:value-type="string">
              <text:p text:style-name="P32">01</text:p>
              <text:p text:style-name="P26"/>
              <text:p text:style-name="P12"/>
            </table:table-cell>
            <table:table-cell table:style-name="Table4.C12" office:value-type="string">
              <text:p text:style-name="P12"><text:change-start text:change-id="ct96598016"/>*<text:change-end text:change-id="ct96598016"/></text:p>
            </table:table-cell>
            <table:table-cell table:style-name="Table4.D12" office:value-type="string">
              <text:p text:style-name="P12"><text:change-start text:change-id="ct58106096"/>*<text:change-end text:change-id="ct58106096"/></text:p>
            </table:table-cell>
            <table:table-cell table:style-name="Table4.E12" office:value-type="string">
              <text:p text:style-name="P12"><text:change-start text:change-id="ct70185072"/>*<text:change-end text:change-id="ct70185072"/></text:p>
            </table:table-cell>
            <table:table-cell table:style-name="Table4.F12" office:value-type="string">
              <text:p text:style-name="P12"><text:change-start text:change-id="ct70132512"/>*<text:change-end text:change-id="ct70132512"/></text:p>
            </table:table-cell>
            <table:table-cell table:style-name="Table4.D13" office:value-type="string">
              <text:p text:style-name="P12"><text:change-start text:change-id="ct92994672"/>*<text:change-end text:change-id="ct92994672"/></text:p>
            </table:table-cell>
            <table:table-cell table:style-name="Table4.D13" office:value-type="string">
              <text:p text:style-name="P12"><text:change-start text:change-id="ct68454592"/>*<text:change-end text:change-id="ct68454592"/></text:p>
            </table:table-cell>
            <table:table-cell table:style-name="Table4.I12" office:value-type="string">
              <text:p text:style-name="P18"><text:change-start text:change-id="ct66157312"/>Well-Known Event Identifiers<text:change-end text:change-id="ct66157312"/>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2">00</text:p>
          </table:table-cell>
          <table:table-cell table:style-name="Table4.D12" table:number-rows-spanned="9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3" office:value-type="string">
            <text:p text:style-name="P12">02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change-start text:change-id="ct65990512"/><text:span text:style-name="T1">D</text:span><text:change-end text:change-id="ct65990512"/><text:change text:change-id="ct98056448"/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*</text:p>
          </table:table-cell>
          <table:table-cell table:style-name="Table4.I12" office:value-type="string">
            <text:p text:style-name="Table_20_Contents">Reserved for <text:change-start text:change-id="ct73084112"/><text:span text:style-name="T2">Traction</text:span><text:change-end text:change-id="ct73084112"/><text:change text:change-id="ct93535872"/><text:change text:change-id="ct67504176"/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<text:change-start text:change-id="ct93999440"/>06<text:change-end text:change-id="ct93999440"/></text:p>
          </table:table-cell>
          <table:table-cell table:style-name="Table4.H12" office:value-type="string">
            <text:p text:style-name="P12"><text:change-start text:change-id="ct88124864"/>*<text:change-end text:change-id="ct88124864"/></text:p>
          </table:table-cell>
          <table:table-cell table:style-name="Table4.I12" office:value-type="string">
            <text:p text:style-name="P17"><text:change-start text:change-id="ct51023984"/>Reserved for Firmware Upgrade Protocol<text:change-end text:change-id="ct51023984"/>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<text:change-start text:change-id="ct93260624"/>06<text:change-end text:change-id="ct93260624"/></text:p>
          </table:table-cell>
          <table:table-cell table:style-name="Table4.H12" office:value-type="string">
            <text:p text:style-name="P14"><text:change-start text:change-id="ct69505904"/>01<text:change-end text:change-id="ct69505904"/></text:p>
          </table:table-cell>
          <table:table-cell table:style-name="Table4.I12" office:value-type="string">
            <text:p text:style-name="P15"><text:change-start text:change-id="ct71630704"/>Firmware Corrupted<text:change-end text:change-id="ct71630704"/>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<text:change-start text:change-id="ct90699728"/>06<text:change-end text:change-id="ct90699728"/></text:p>
          </table:table-cell>
          <table:table-cell table:style-name="Table4.H12" office:value-type="string">
            <text:p text:style-name="P14"><text:change-start text:change-id="ct97398608"/>02<text:change-end text:change-id="ct97398608"/></text:p>
          </table:table-cell>
          <table:table-cell table:style-name="Table4.I12" office:value-type="string">
            <text:p text:style-name="P15"><text:change-start text:change-id="ct89521120"/>Firmware Upgrade Request by Hardware Switch<text:change-end text:change-id="ct89521120"/>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6"><text:change-start text:change-id="ct74235328"/>01<text:change-end text:change-id="ct74235328"/></text:p>
          </table:table-cell>
          <table:table-cell table:style-name="Table4.D13" office:value-type="string">
            <text:p text:style-name="P26"><text:change-start text:change-id="ct107311888"/>00<text:change-end text:change-id="ct107311888"/></text:p>
          </table:table-cell>
          <table:table-cell table:style-name="Table4.E13" table:number-columns-spanned="2" office:value-type="string">
            <text:p text:style-name="P27"><text:change-start text:change-id="ct50554592"/>CBUS<text:line-break/>Node ID<text:change-end text:change-id="ct50554592"/></text:p>
          </table:table-cell>
          <table:covered-table-cell/>
          <table:table-cell table:style-name="Table4.G13" table:number-columns-spanned="2" office:value-type="string">
            <text:p text:style-name="P28"><text:change-start text:change-id="ct68359120"/>CBUS<text:line-break/>Event ID<text:change-end text:change-id="ct68359120"/></text:p>
          </table:table-cell>
          <table:covered-table-cell/>
          <table:table-cell table:style-name="Table4.I13" office:value-type="string">
            <text:p text:style-name="Standard"><text:change-start text:change-id="ct99784848"/>Sub<text:change-end text:change-id="ct99784848"/><text:change-start text:change-id="ct51461424"/><office:annotation><dc:creator>David P Harris</dc:creator><dc:date>2015-10-17T18:00:15</dc:date><text:list text:style-name=""><text:list-item><text:p text:style-name="P42"><text:span text:style-name="T24">I think this solution for CBus is too restrictive. <text:s text:c="3"/></text:span></text:p></text:list-item></text:list></office:annotation><text:change-end text:change-id="ct51461424"/><text:change-start text:change-id="ct67911664"/><office:annotation><dc:creator>Stuart Baker</dc:creator><dc:date>2015-10-18T00:13:30</dc:date><text:list text:continue-numbering="true" text:style-name=""><text:list-item><text:p text:style-name="P42"><text:span text:style-name="T25">Reply to David P Harris (10/17/2015, 18:00): "..."</text:span></text:p></text:list-item><text:list-item><text:p><text:span text:style-name="T26">Honestly, I'm not sure. <text:s/>I remember reading up on the specifics of CBUS when I first made this allocation in February, but it is foggy in my memory now.</text:span></text:p></text:list-item></text:list></office:annotation><text:change-end text:change-id="ct67911664"/><text:change-start text:change-id="ct67162032"/>set of the assigned Node ID space for CBUS mapped nodes. Node ID is 00.00 for short events. This range is an ON request.<text:change-end text:change-id="ct67162032"/>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6"><text:change-start text:change-id="ct88758768"/>01<text:change-end text:change-id="ct88758768"/></text:p>
          </table:table-cell>
          <table:table-cell table:style-name="Table4.D14" office:value-type="string">
            <text:p text:style-name="P26"><text:change-start text:change-id="ct99103904"/>01<text:change-end text:change-id="ct99103904"/></text:p>
          </table:table-cell>
          <table:table-cell table:style-name="Table4.E14" table:number-columns-spanned="2" office:value-type="string">
            <text:p text:style-name="P26"><text:change-start text:change-id="ct81827136"/>CBUS<text:line-break/>Node ID<text:change-end text:change-id="ct81827136"/></text:p>
          </table:table-cell>
          <table:covered-table-cell/>
          <table:table-cell table:style-name="Table4.G14" table:number-columns-spanned="2" office:value-type="string">
            <text:p text:style-name="P13"><text:change-start text:change-id="ct76956496"/>C<text:change-end text:change-id="ct76956496"/><text:change-start text:change-id="ct74956608"/>BUS<text:line-break/>Event ID<text:change-end text:change-id="ct74956608"/></text:p>
          </table:table-cell>
          <table:covered-table-cell/>
          <table:table-cell table:style-name="Table4.I14" office:value-type="string">
            <text:p text:style-name="Standard"><text:change-start text:change-id="ct68306848"/>Subset of the assigned Node ID space for CBUS mapped nodes. Node ID is 00.00 for short events. This range is an <text:span text:style-name="T23">OFF</text:span> request.<text:change-end text:change-id="ct68306848"/></text:p>
          </table:table-cell>
        </table:table-row>
      </table:table>
      <text:p text:style-name="P3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s/>1 Introduction (Informative)<text:tab/>1</text:p>
          <text:p text:style-name="P21"><text:s/>2 Intended use (Informative)<text:tab/>1</text:p>
          <text:p text:style-name="P21"><text:s/>3 References and Context (Normative)<text:tab/>1</text:p>
          <text:p text:style-name="P21"><text:s/>4 Format<text:tab/>1</text:p>
          <text:p text:style-name="P21"><text:s/>5 Allocation<text:tab/>2</text:p>
          <text:p text:style-name="P22"><text:s/>5.1 Node ID Based<text:tab/>2</text:p>
          <text:p text:style-name="P22"><text:s/>5.2 Well-Known Automatically-Routed<text:tab/>3</text:p>
          <text:p text:style-name="P22"><text:s/>5.3 Well-Known<text:tab/>4</text:p>
        </text:index-body>
      </text:table-of-conten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tracked-changes>
          <text:changed-region xml:id="ct72030816" text:id="ct72030816">
            <text:deletion>
              <office:change-info>
                <dc:creator>Stuart Baker</dc:creator>
                <dc:date>2016-02-04T14:01:00</dc:date>
              </office:change-info>
              <text:p text:style-name="MP2"><text:span text:style-name="Page_20_Number"><text:span text:style-name="MT2">2015</text:span></text:span></text:p>
            </text:deletion>
          </text:changed-region>
          <text:changed-region xml:id="ct68036880" text:id="ct68036880">
            <text:insertion>
              <office:change-info>
                <dc:creator>Stuart Baker</dc:creator>
                <dc:date>2016-02-04T14:01:00</dc:date>
              </office:change-info>
            </text:insertion>
          </text:changed-region>
          <text:changed-region xml:id="ct70170656" text:id="ct70170656">
            <text:deletion>
              <office:change-info>
                <dc:creator>Stuart Baker</dc:creator>
                <dc:date>2016-02-04T14:01:00</dc:date>
              </office:change-info>
              <text:p text:style-name="MP2"><text:span text:style-name="Page_20_Number"><text:span text:style-name="MT3">Feb 15, 2015</text:span></text:span></text:p>
            </text:deletion>
          </text:changed-region>
          <text:changed-region xml:id="ct103196768" text:id="ct103196768">
            <text:insertion>
              <office:change-info>
                <dc:creator>Stuart Baker</dc:creator>
                <dc:date>2016-02-04T14:01:00</dc:date>
              </office:change-info>
            </text:insertion>
          </text:changed-region>
        </text:tracked-changes>
        <text:p text:style-name="MP2"><text:span text:style-name="Page_20_Number"><text:span text:style-name="MT1">Copyright 20</text:span></text:span><text:span text:style-name="Page_20_Number"><text:span text:style-name="MT2">11-</text:span></text:span><text:change text:change-id="ct72030816"/><text:change-start text:change-id="ct68036880"/><text:span text:style-name="Page_20_Number"><text:span text:style-name="MT2"><text:user-defined style:data-style-name="N0" text:name="OLCByear">2016</text:user-defined></text:span></text:span><text:change-end text:change-id="ct68036880"/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change text:change-id="ct70170656"/><text:change-start text:change-id="ct103196768"/><text:span text:style-name="Page_20_Number"><text:span text:style-name="MT3"><text:user-defined style:data-style-name="N0" text:name="OLCBdate">Feb 6, 2016</text:user-defined></text:span></text:span><text:change-end text:change-id="ct103196768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67337216" text:id="ct67337216">
            <text:deletion>
              <office:change-info>
                <dc:creator>Stuart Baker</dc:creator>
                <dc:date>2016-02-04T14:00:00</dc:date>
              </office:change-info>
              <text:p text:style-name="MP6">Feb 15, 2015</text:p>
            </text:deletion>
          </text:changed-region>
          <text:changed-region xml:id="ct93186848" text:id="ct93186848">
            <text:insertion>
              <office:change-info>
                <dc:creator>Stuart Baker</dc:creator>
                <dc:date>2016-02-04T14:00:00</dc:date>
              </office:change-info>
            </text:insertion>
          </text:changed-region>
          <text:changed-region xml:id="ct72822400" text:id="ct72822400">
            <text:deletion>
              <office:change-info>
                <dc:creator>Stuart Baker</dc:creator>
                <dc:date>2016-02-04T14:00:00</dc:date>
              </office:change-info>
              <text:p text:style-name="MP6">Adopted</text:p>
            </text:deletion>
          </text:changed-region>
          <text:changed-region xml:id="ct58394800" text:id="ct58394800">
            <text:insertion>
              <office:change-info>
                <dc:creator>Stuart Baker</dc:creator>
                <dc:date>2016-02-04T14:00:00</dc:date>
              </office:change-info>
            </text:insertion>
          </text:changed-region>
        </text:tracked-changes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change text:change-id="ct67337216"/><text:change-start text:change-id="ct93186848"/><text:user-defined style:data-style-name="N0" text:name="OLCBdate">Feb 6, 2016</text:user-defined><text:change-end text:change-id="ct93186848"/></text:p>
            </table:table-cell>
            <table:table-cell table:style-name="Table1.C1" office:value-type="string">
              <text:p text:style-name="MP6"><text:change text:change-id="ct72822400"/><text:change-start text:change-id="ct58394800"/><text:user-defined style:data-style-name="N0" text:name="OLCBstatus">Draft</text:user-defined><text:change-end text:change-id="ct58394800"/></text:p>
            </table:table-cell>
          </table:table-row>
        </table:table>
        <text:p text:style-name="MP7"/>
      </style:header>
      <style:footer>
        <text:tracked-changes>
          <text:changed-region xml:id="ct71291376" text:id="ct71291376">
            <text:deletion>
              <office:change-info>
                <dc:creator>Stuart Baker</dc:creator>
                <dc:date>2016-02-04T14:00:00</dc:date>
              </office:change-info>
              <text:p text:style-name="MP8"><text:span text:style-name="Page_20_Number"><text:span text:style-name="MT4">215</text:span></text:span></text:p>
            </text:deletion>
          </text:changed-region>
          <text:changed-region xml:id="ct67532688" text:id="ct67532688">
            <text:insertion>
              <office:change-info>
                <dc:creator>Stuart Baker</dc:creator>
                <dc:date>2016-02-04T14:00:00</dc:date>
              </office:change-info>
            </text:insertion>
          </text:changed-region>
          <text:changed-region xml:id="ct75519264" text:id="ct75519264">
            <text:deletion>
              <office:change-info>
                <dc:creator>Stuart Baker</dc:creator>
                <dc:date>2016-02-04T14:01:00</dc:date>
              </office:change-info>
              <text:p text:style-name="MP8"><text:span text:style-name="Page_20_Number"><text:span text:style-name="MT7">Feb 15, 2015</text:span></text:span></text:p>
            </text:deletion>
          </text:changed-region>
          <text:changed-region xml:id="ct58386608" text:id="ct58386608">
            <text:insertion>
              <office:change-info>
                <dc:creator>Stuart Baker</dc:creator>
                <dc:date>2016-02-04T14:01:00</dc:date>
              </office:change-info>
            </text:insertion>
          </text:changed-region>
        </text:tracked-changes>
        <text:p text:style-name="MP8"><text:span text:style-name="Page_20_Number"><text:span text:style-name="MT1">Copyright </text:span></text:span><text:span text:style-name="Page_20_Number"><text:span text:style-name="MT4">2011-</text:span></text:span><text:change text:change-id="ct71291376"/><text:change-start text:change-id="ct67532688"/><text:span text:style-name="Page_20_Number"><text:span text:style-name="MT4"><text:user-defined style:data-style-name="N0" text:name="OLCByear">2016</text:user-defined></text:span></text:span><text:change-end text:change-id="ct67532688"/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change text:change-id="ct75519264"/><text:change-start text:change-id="ct58386608"/><text:span text:style-name="Page_20_Number"><text:span text:style-name="MT7"><text:user-defined style:data-style-name="N0" text:name="OLCBdate">Feb 6, 2016</text:user-defined></text:span></text:span><text:change-end text:change-id="ct58386608"/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1" text:date-value="2016-02-04T14:01:34.433804531">2/4/2016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4</meta:editing-cycles>
    <meta:editing-duration>P1DT9H27M28S</meta:editing-duration>
    <meta:generator>LibreOffice/4.2.8.2$Linux_X86_64 LibreOffice_project/420m0$Build-2</meta:generator>
    <dc:date>2016-02-04T14:01:34.336837072</dc:date>
    <dc:creator>Stuart Baker</dc:creator>
    <meta:document-statistic meta:table-count="4" meta:image-count="1" meta:object-count="0" meta:page-count="6" meta:paragraph-count="168" meta:word-count="659" meta:character-count="3853" meta:non-whitespace-character-count="3345"/>
    <meta:user-defined meta:name="OLCBdate">Feb 6, 2016</meta:user-defined>
    <meta:user-defined meta:name="OLCBstatus">Draft</meta:user-defined>
    <meta:user-defined meta:name="OLCByear">2016</meta:user-defined>
  </office:meta>
</office:document-meta>
</file>